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</style:style>
    <style:style style:name="P2" style:family="paragraph" style:parent-style-name="Standard">
      <style:paragraph-properties fo:margin-top="0cm" fo:margin-bottom="0.282cm" loext:contextual-spacing="false"/>
      <style:text-properties officeooo:paragraph-rsid="000e0bc0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officeooo:rsid="000e0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.data et .text</text:p>
      <text:p text:style-name="Standard">.text : toujours 4 octets, donc simple. <text:s/>Adresse de l’instruction.<text:line-break/>1ere instruction =&gt; adresse 0.</text:p>
      <text:p text:style-name="Standard">.data : </text:p>
      <text:p text:style-name="Standard">.space 12 =&gt; prend 12 octets (transformer les hexas) strtol<text:line-break/>.byte 1 octet pour chaque opérande =&gt; vérifier que la taille soit codé sur un octet (0x00 et OxFF et 0 et 255)<text:line-break/>.asciiz =&gt; strlen de la chaine +1 <text:s/>(1 octet par caractère)<text:line-break/>.word doit être que aligné sur des multiples de 4</text:p>
      <text:p text:style-name="Standard">Ex : </text:p>
      <text:p text:style-name="Standard">.data</text:p>
      <text:p text:style-name="Standard">.byte 2</text:p>
      <text:p text:style-name="Standard">.word 4 =&gt; avant d’arr<text:bookmark text:name="_GoBack"/>iver là on est a offset =1 <text:line-break/>Vérifier si multiple de 4, sinon aller au multiple de 4 suivant. Alignement du word. 4 octets par word</text:p>
      <text:p text:style-name="Standard">Etiquette :</text:p>
      <text:p text:style-name="Standard">Adresse de section : tables de relocation.</text:p>
      <text:p text:style-name="Standard"/>
      <text:p text:style-name="Standard">Démarrage :</text:p>
      <text:p text:style-name="Standard">git init<text:line-break/>git add &lt;ce qu’on veut, fichiers et dossiers&gt;</text:p>
      <text:p text:style-name="Standard">git status pour tester le staut</text:p>
      <text:p text:style-name="Standard">Pour relier au github : git remote add origin <text:a xlink:type="simple" xlink:href="https://github.com/NicolasPell/Assembleur-MIPS.git" text:style-name="Internet_20_link" text:visited-style-name="Visited_20_Internet_20_Link"><text:span text:style-name="Internet_20_Link">https://github.com/NicolasPell/Assembleur-MIPS.git</text:span></text:a></text:p>
      <text:p text:style-name="Standard"><text:bookmark text:name="__DdeLink__48_1093466063"/>git push -u origin master <text:s/>(master est le choix de la branche)</text:p>
      <text:p text:style-name="Standard">Une fois un fichier modifié :</text:p>
      <text:p text:style-name="Standard">- git add &lt;le fichier&gt;</text:p>
      <text:p text:style-name="Standard">- git commit <text:tab/>-m « Explication de la modif » <text:s/>=&gt; ça va déclaré comme modifié tous les fichiers on stage to commit</text:p>
      <text:p text:style-name="P1">- <text:span text:style-name="T1">ex</text:span>porter sur Github : git push -u origin master <text:s/>(master est le choix de la branche)</text:p>
      <text:p text:style-name="P2">-<text:span text:style-name="T1">importer sur Github : </text:span></text:p>
      <text:p text:style-name="P2"><text:span text:style-name="T1">1) git checkout &lt;nom de la branch&gt;</text:span></text:p>
      <text:p text:style-name="P2"><text:span text:style-name="T1">2) git pull -u origin &lt;nom de la branch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5:11:00</meta:creation-date>
    <meta:initial-creator>Benjamin</meta:initial-creator>
    <dc:language>en-US</dc:language>
    <dc:date>2017-11-12T10:06:48.306816182</dc:date>
    <meta:editing-cycles>5</meta:editing-cycles>
    <meta:editing-duration>PT28M27S</meta:editing-duration>
    <meta:generator>LibreOffice/4.3.7.2$Linux_X86_64 LibreOffice_project/430$Build-2</meta:generator>
    <meta:document-statistic meta:table-count="0" meta:image-count="0" meta:object-count="0" meta:page-count="1" meta:paragraph-count="22" meta:word-count="229" meta:character-count="1221" meta:non-whitespace-character-count="10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